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7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>
            <text:p>cachelist</text:p>
          </table:table-cell>
          <table:table-cell office:value-type="string">
            <text:p>Id , video-list, size, list(latency,endpoint)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string">
            <text:p>Request 1</text:p>
          </table:table-cell>
          <table:table-cell table:number-columns-repeated="2"/>
          <table:table-cell office:value-type="string">
            <text:p>sorted</text:p>
          </table:table-cell>
          <table:table-cell/>
        </table:table-row>
        <table:table-row table:style-name="ro1">
          <table:table-cell table:number-columns-repeated="12"/>
          <table:table-cell office:value-type="string">
            <text:p>amount</text:p>
          </table:table-cell>
          <table:table-cell office:value-type="string">
            <text:p>siz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egaarray = [{id-video, amount, video-size, id-endpoint, datacenterlatency,(sorted cache list by latency to endpoint by asc)},{}]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/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table:number-columns-repeated="12"/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/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/>
          <table:table-cell office:value-type="string">
            <text:p>order megaaraay with amount*distance to datacenter/size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for each element in megaarray</text:p>
          </table:table-cell>
          <table:table-cell table:number-columns-repeated="10"/>
          <table:table-cell office:value-type="string">
            <text:p>Request 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find closest available cache</text:p>
          </table:table-cell>
          <table:table-cell table:number-columns-repeated="9"/>
          <table:table-cell office:value-type="string">
            <text:p>amount</text:p>
          </table:table-cell>
          <table:table-cell office:value-type="string">
            <text:p>siz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//remove element from magaarray</text:p>
          </table:table-cell>
          <table:table-cell table:number-columns-repeated="9"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2"/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/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>
            <text:p>find closest available cache: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for each item in cache list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if cache space &gt; video-size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>
            <text:p>assign element to cache and reduce space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break;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Else {}</text:p>
          </table:table-cell>
          <table:table-cell table:number-columns-repeated="13"/>
        </table:table-row>
        <table:table-row table:style-name="ro1" table:number-rows-repeated="5">
          <table:table-cell table:number-columns-repeated="17"/>
        </table:table-row>
        <table:table-row table:style-name="ro1">
          <table:table-cell/>
          <table:table-cell office:value-type="string">
            <text:p>for each cache in cachelist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count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for each video in video-list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write used video</text:p>
          </table:table-cell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5">25/02/2019</text:date>, <text:time>20:0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 g</meta:initial-creator>
    <meta:creation-date>2019-02-25T19:28:01.16</meta:creation-date>
    <dc:date>2019-02-25T20:09:12.08</dc:date>
    <dc:creator>s g</dc:creator>
    <meta:editing-duration>PT41M14S</meta:editing-duration>
    <meta:editing-cycles>5</meta:editing-cycles>
    <meta:generator>OpenOffice/4.1.5$Win32 OpenOffice.org_project/415m1$Build-9789</meta:generator>
    <meta:document-statistic meta:table-count="3" meta:cell-count="40" meta:object-count="0"/>
  </office:meta>
</office:document-meta>
</file>